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5208in" style:use-optimal-column-width="false"/>
    </style:style>
    <style:style style:name="TableColumn4" style:family="table-column">
      <style:table-column-properties style:column-width="6.4062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7" style:parent-style-name="TableHeading" style:family="paragraph">
      <style:paragraph-properties fo:text-align="start"/>
    </style:style>
    <style:style style:name="TableCell8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9" style:parent-style-name="TableHeading" style:family="paragraph">
      <style:paragraph-properties fo:text-align="star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5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16" style:parent-style-name="DefaultParagraphFont" style:family="text">
      <style:text-properties fo:font-style="italic" style:font-style-asian="italic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9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0" style:parent-style-name="DefaultParagraphFont" style:family="text">
      <style:text-properties fo:font-style="italic" style:font-style-asian="italic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3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4" style:parent-style-name="DefaultParagraphFont" style:family="text">
      <style:text-properties fo:font-style="italic" style:font-style-asian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27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fo:font-style="italic" style:font-style-asian="italic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3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35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36" style:parent-style-name="Textbody" style:family="paragraph">
      <style:paragraph-properties fo:text-align="justify" fo:margin-bottom="0in"/>
      <style:text-properties style:font-name="Helvetica, Arial, sans-serif" fo:color="#000000"/>
    </style:style>
    <style:style style:name="P37" style:parent-style-name="Textbody" style:family="paragraph">
      <style:paragraph-properties fo:text-align="justify" fo:margin-bottom="0in"/>
    </style:style>
    <style:style style:name="T38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3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T4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41" style:parent-style-name="Textbody" style:family="paragraph">
      <style:paragraph-properties fo:text-align="justify" fo:margin-bottom="0in"/>
    </style:style>
    <style:style style:name="T42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3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9" style:parent-style-name="DefaultParagraphFont" style:family="text">
      <style:text-properties style:font-name="Courier New" style:font-name-complex="Courier New" fo:color="#3F5FBF" style:letter-kerning="false" fo:font-size="10pt" style:font-size-asian="10pt" style:font-size-complex="10pt" fo:language="vi" fo:country="VN" style:language-complex="ar" style:country-complex="SA"/>
    </style:style>
    <style:style style:name="P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2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5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1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1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8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7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1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9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1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3" style:parent-style-name="DefaultParagraphFont" style:family="text">
      <style:text-properties style:font-name="Courier New" style:font-name-complex="Courier New" fo:font-style="italic" style:font-style-asian="italic" style:font-style-complex="italic" fo:color="#000000" style:letter-kerning="false" fo:font-size="10pt" style:font-size-asian="10pt" style:font-size-complex="10pt" fo:language="vi" fo:country="VN" style:language-complex="ar" style:country-complex="SA"/>
    </style:style>
    <style:style style:name="T1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9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1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3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2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2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3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2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7" style:parent-style-name="DefaultParagraphFont" style:family="text">
      <style:text-properties style:font-name="Courier New" style:font-name-complex="Courier New" fo:color="#0000C0" style:letter-kerning="false" fo:font-size="10pt" style:font-size-asian="10pt" style:font-size-complex="10pt" fo:language="vi" fo:country="VN" style:language-complex="ar" style:country-complex="SA"/>
    </style:style>
    <style:style style:name="T2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31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32" style:parent-style-name="Textbody" style:family="paragraph">
      <style:paragraph-properties fo:text-align="justify" fo:margin-bottom="0in"/>
    </style:style>
    <style:style style:name="T233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23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T23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T23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237" style:parent-style-name="Textbody" style:family="paragraph">
      <style:paragraph-properties fo:text-align="justify" fo:margin-bottom="0in"/>
    </style:style>
    <style:style style:name="T23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2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4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4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5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5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5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8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2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1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1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13" style:parent-style-name="Normal" style:family="paragraph">
      <style:paragraph-properties fo:widows="2" fo:orphans="2" style:text-autospace="none" style:vertical-align="auto"/>
      <style:text-properties style:font-name="Helvetica, Arial, sans-serif" style:font-name-asian="Monospace" style:font-name-complex="Monospace" fo:font-weight="bold" style:font-weight-asian="bold" style:font-weight-complex="bold" fo:color="#000000" fo:hyphenate="true"/>
    </style:style>
    <style:style style:name="P314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315" style:parent-style-name="TableContents" style:family="paragraph">
      <style:paragraph-properties fo:text-align="justify"/>
    </style:style>
    <style:style style:name="T31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31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31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319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320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321" style:parent-style-name="DefaultParagraphFont" style:family="text">
      <style:text-properties style:font-name="Helvetica, Arial, sans-serif" style:font-name-asian="Monospace" style:font-name-complex="Monospace" fo:font-style="italic" style:font-style-asian="italic" fo:color="#000000" fo:background-color="#FFFF00"/>
    </style:style>
    <style:style style:name="P322" style:parent-style-name="TableContents" style:family="paragraph">
      <style:paragraph-properties fo:text-align="justify"/>
      <style:text-properties style:font-name="Helvetica, Arial, sans-serif" fo:color="#000000" fo:background-color="#FFFF00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2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4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4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4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5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5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6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6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69" style:parent-style-name="Standard" style:family="paragraph">
      <style:paragraph-properties style:text-autospace="none"/>
    </style:style>
    <style:style style:name="T3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7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37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74" style:parent-style-name="TableContents" style:family="paragraph">
      <style:paragraph-properties fo:text-align="justify"/>
      <style:text-properties style:font-name="Helvetica, Arial, sans-serif" style:font-name-asian="Monospace" style:font-name-complex="Monospace" fo:font-style="italic" style:font-style-asian="italic" fo:color="#000000"/>
    </style:style>
  </office:automatic-styles>
  <office:body>
    <office:text text:use-soft-page-breaks="true">
      <text:p text:style-name="P1">Thiết kế<text:s/>chức năng “SplashScreen”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ep</text:p>
          </table:table-cell>
          <table:table-cell table:style-name="TableCell8">
            <text:p text:style-name="P9">Description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import<text:s/>ứng dụng androidOpac mới nhất và tiến hành thêm các chức năng mới</text:p>
          </table:table-cell>
        </table:table-row>
        <table:table-row table:style-name="TableRow13">
          <table:table-cell table:style-name="TableCell14">
            <text:p text:style-name="TableContents">2</text:p>
          </table:table-cell>
          <table:table-cell table:style-name="TableCell15">
            <text:p text:style-name="TableContents">Thêm tập tin<text:s/><text:span text:style-name="T16">SplashScreen.java</text:span><text:s/></text:p>
          </table:table-cell>
        </table:table-row>
        <table:table-row table:style-name="TableRow17">
          <table:table-cell table:style-name="TableCell18">
            <text:p text:style-name="TableContents">3</text:p>
          </table:table-cell>
          <table:table-cell table:style-name="TableCell19">
            <text:p text:style-name="TableContents">Thêm mới tập tin layout XML<text:s/><text:span text:style-name="T20">res/layout/splash.xml</text:span></text:p>
          </table:table-cell>
        </table:table-row>
        <table:table-row table:style-name="TableRow21">
          <table:table-cell table:style-name="TableCell22">
            <text:p text:style-name="TableContents">4</text:p>
          </table:table-cell>
          <table:table-cell table:style-name="TableCell23">
            <text:p text:style-name="TableContents">Thay đổi tập tin <text:s/><text:span text:style-name="T24">AndroidManifest.xml <text:s text:c="2"/></text:span>cho thích hợp</text:p>
          </table:table-cell>
        </table:table-row>
        <table:table-row table:style-name="TableRow25">
          <table:table-cell table:style-name="TableCell26">
            <text:p text:style-name="TableContents">5</text:p>
          </table:table-cell>
          <table:table-cell table:style-name="TableCell27">
            <text:p text:style-name="TableContents">Thêm biểu tượng icon<text:s/><text:span text:style-name="T28">infor</text:span><text:s/>vào folder<text:s/><text:span text:style-name="T29">res/drawable</text:span></text:p>
          </table:table-cell>
        </table:table-row>
        <table:table-row table:style-name="TableRow30">
          <table:table-cell table:style-name="TableCell31">
            <text:p text:style-name="TableContents">6</text:p>
          </table:table-cell>
          <table:table-cell table:style-name="TableCell32">
            <text:p text:style-name="TableContents">Chạy<text:s/>ứng dụng thử<text:s/>trên <text:s/><text:span text:style-name="T33">Android emulator</text:span><text:s/>để<text:s/>kiểm tra kết quả<text:s/>ứng dụng</text:p>
          </table:table-cell>
        </table:table-row>
      </table:table>
      <text:p text:style-name="P34"/>
      <text:p text:style-name="P35"/>
      <text:p text:style-name="P36">Chi tiết</text:p>
      <text:p text:style-name="P37"><text:span text:style-name="T38">Step 2 <text:s text:c="3"/></text:span><text:span text:style-name="T39">src/SplashScreen</text:span><text:span text:style-name="T40">.java</text:span></text:p>
      <text:p text:style-name="P41"><text:span text:style-name="T42">Thêm SplashScreen</text:span></text:p>
      <text:p text:style-name="P43"><text:span text:style-name="T44">package</text:span><text:span text:style-name="T45"><text:s/>edu.dnu.androidopac;</text:span></text:p>
      <text:p text:style-name="P46"/>
      <text:p text:style-name="P47"><text:span text:style-name="T48">import</text:span><text:span text:style-name="T49"><text:s/>android.app.Activity;</text:span></text:p>
      <text:p text:style-name="P50"><text:span text:style-name="T51">import</text:span><text:span text:style-name="T52"><text:s/>android.content.Intent;</text:span></text:p>
      <text:p text:style-name="P53"><text:span text:style-name="T54">import</text:span><text:span text:style-name="T55"><text:s/>android.os.Bundle;</text:span></text:p>
      <text:p text:style-name="P56"><text:span text:style-name="T57">import</text:span><text:span text:style-name="T58"><text:s/>android.view.MotionEvent;</text:span></text:p>
      <text:p text:style-name="P59"/>
      <text:p text:style-name="P60"><text:span text:style-name="T61">public</text:span><text:span text:style-name="T62"><text:s/></text:span><text:span text:style-name="T63">class</text:span><text:span text:style-name="T64"><text:s/>SplashScreen<text:s/></text:span><text:span text:style-name="T65">extends</text:span><text:span text:style-name="T66"><text:s/>Activity {</text:span></text:p>
      <text:p text:style-name="P67"><text:span text:style-name="T68"><text:s text:c="4"/></text:span><text:span text:style-name="T69">protected</text:span><text:span text:style-name="T70"><text:s/></text:span><text:span text:style-name="T71">boolean</text:span><text:span text:style-name="T72"><text:s/></text:span><text:span text:style-name="T73">_active</text:span><text:span text:style-name="T74"><text:s/>=<text:s/></text:span><text:span text:style-name="T75">true</text:span><text:span text:style-name="T76">;</text:span></text:p>
      <text:p text:style-name="P77"><text:span text:style-name="T78"><text:s text:c="4"/></text:span><text:span text:style-name="T79">protected</text:span><text:span text:style-name="T80"><text:s/></text:span><text:span text:style-name="T81">int</text:span><text:span text:style-name="T82"><text:s/></text:span><text:span text:style-name="T83">_splashTime</text:span><text:span text:style-name="T84"><text:s/>= 5000;</text:span></text:p>
      <text:p text:style-name="P85"><text:span text:style-name="T86"><text:s text:c="4"/></text:span></text:p>
      <text:p text:style-name="P87"><text:span text:style-name="T88"><text:s text:c="4"/></text:span><text:span text:style-name="T89">/** Called when the activity is first created. */</text:span></text:p>
      <text:p text:style-name="P90"><text:span text:style-name="T91"><text:s text:c="4"/></text:span><text:span text:style-name="T92">@Override</text:span></text:p>
      <text:p text:style-name="P93"><text:span text:style-name="T94"><text:s text:c="4"/></text:span><text:span text:style-name="T95">public</text:span><text:span text:style-name="T96"><text:s/></text:span><text:span text:style-name="T97">void</text:span><text:span text:style-name="T98"><text:s/>onCreate(Bundle savedInstanceState) {</text:span></text:p>
      <text:p text:style-name="P99"><text:span text:style-name="T100"><text:s text:c="8"/></text:span><text:span text:style-name="T101">super</text:span><text:span text:style-name="T102">.onCreate(savedInstanceState);</text:span></text:p>
      <text:p text:style-name="P103"><text:span text:style-name="T104"><text:s text:c="8"/>setContentView(R.layout.</text:span><text:span text:style-name="T105">splash</text:span><text:span text:style-name="T106">);</text:span></text:p>
      <text:p text:style-name="P107"><text:span text:style-name="T108"><text:s text:c="8"/></text:span></text:p>
      <text:p text:style-name="P109"><text:span text:style-name="T110"><text:s text:c="8"/></text:span><text:span text:style-name="T111">// thread for displaying the SplashScreen</text:span></text:p>
      <text:p text:style-name="P112"><text:span text:style-name="T113"><text:s text:c="8"/>Thread splashTread =<text:s/></text:span><text:span text:style-name="T114">new</text:span><text:span text:style-name="T115"><text:s/>Thread() {</text:span></text:p>
      <text:p text:style-name="P116"><text:span text:style-name="T117"><text:s text:c="12"/></text:span><text:span text:style-name="T118">@Override</text:span></text:p>
      <text:p text:style-name="P119"><text:span text:style-name="T120"><text:s text:c="12"/></text:span><text:span text:style-name="T121">public</text:span><text:span text:style-name="T122"><text:s/></text:span><text:span text:style-name="T123">void</text:span><text:span text:style-name="T124"><text:s/>run() {</text:span></text:p>
      <text:p text:style-name="P125"><text:span text:style-name="T126"><text:s text:c="16"/></text:span><text:span text:style-name="T127">try</text:span><text:span text:style-name="T128"><text:s/>{</text:span></text:p>
      <text:p text:style-name="P129"><text:span text:style-name="T130"><text:s text:c="20"/></text:span><text:span text:style-name="T131">int</text:span><text:span text:style-name="T132"><text:s/>waited = 0;</text:span></text:p>
      <text:p text:style-name="P133"><text:span text:style-name="T134"><text:s text:c="20"/></text:span><text:span text:style-name="T135">while</text:span><text:span text:style-name="T136">(</text:span><text:span text:style-name="T137">_active</text:span><text:span text:style-name="T138"><text:s/>&amp;&amp; (waited &lt;<text:s/></text:span><text:span text:style-name="T139">_splashTime</text:span><text:span text:style-name="T140">)) {</text:span></text:p>
      <text:p text:style-name="P141"><text:span text:style-name="T142"><text:s text:c="24"/></text:span><text:span text:style-name="T143">sleep</text:span><text:span text:style-name="T144">(100);</text:span></text:p>
      <text:p text:style-name="P145"><text:span text:style-name="T146"><text:s text:c="24"/></text:span><text:span text:style-name="T147">if</text:span><text:span text:style-name="T148">(</text:span><text:span text:style-name="T149">_active</text:span><text:span text:style-name="T150">) {</text:span></text:p>
      <text:p text:style-name="P151"><text:span text:style-name="T152"><text:s text:c="28"/>waited += 100;</text:span></text:p>
      <text:p text:style-name="P153"><text:span text:style-name="T154"><text:s text:c="24"/>}</text:span></text:p>
      <text:p text:style-name="P155"><text:span text:style-name="T156"><text:s text:c="20"/>}</text:span></text:p>
      <text:p text:style-name="P157"><text:span text:style-name="T158"><text:s text:c="16"/>}<text:s/></text:span><text:span text:style-name="T159">catch</text:span><text:span text:style-name="T160">(InterruptedException e) {</text:span></text:p>
      <text:p text:style-name="P161"><text:span text:style-name="T162"><text:s text:c="20"/></text:span><text:span text:style-name="T163">// do nothing</text:span></text:p>
      <text:p text:style-name="P164"><text:span text:style-name="T165"><text:s text:c="16"/>}<text:s/></text:span><text:span text:style-name="T166">finally</text:span><text:span text:style-name="T167"><text:s/>{</text:span></text:p>
      <text:p text:style-name="P168"><text:span text:style-name="T169"><text:s text:c="20"/>finish();</text:span></text:p>
      <text:p text:style-name="P170"><text:span text:style-name="T171"><text:s text:c="20"/>Intent mainIntent =<text:s/></text:span><text:span text:style-name="T172">new</text:span><text:span text:style-name="T173"><text:s/>Intent(SplashScreen.</text:span><text:span text:style-name="T174">this</text:span><text:span text:style-name="T175">, MainActivity.</text:span><text:span text:style-name="T176">class</text:span><text:span text:style-name="T177">);<text:s/></text:span></text:p>
      <text:p text:style-name="P178"><text:span text:style-name="T179"><text:s text:c="20"/>SplashScreen.</text:span><text:span text:style-name="T180">this</text:span><text:span text:style-name="T181">.startActivity(mainIntent);<text:s/></text:span></text:p>
      <text:p text:style-name="P182"><text:span text:style-name="T183"><text:s text:c="20"/>SplashScreen.</text:span><text:span text:style-name="T184">this</text:span><text:span text:style-name="T185">.finish();<text:s/></text:span></text:p>
      <text:p text:style-name="P186"><text:span text:style-name="T187"><text:s text:c="19"/></text:span></text:p>
      <text:soft-page-break/>
      <text:p text:style-name="P188"><text:span text:style-name="T189"><text:s text:c="16"/>}</text:span></text:p>
      <text:p text:style-name="P190"><text:span text:style-name="T191"><text:s text:c="12"/>}</text:span></text:p>
      <text:p text:style-name="P192"><text:span text:style-name="T193"><text:s text:c="8"/>};</text:span></text:p>
      <text:p text:style-name="P194"><text:span text:style-name="T195"><text:s text:c="8"/>splashTread.start();</text:span></text:p>
      <text:p text:style-name="P196"><text:span text:style-name="T197"><text:s text:c="4"/>}</text:span></text:p>
      <text:p text:style-name="P198"><text:span text:style-name="T199"><text:s text:c="4"/></text:span></text:p>
      <text:p text:style-name="P200"><text:span text:style-name="T201"><text:s text:c="4"/></text:span><text:span text:style-name="T202">@Override</text:span></text:p>
      <text:p text:style-name="P203"><text:span text:style-name="T204"><text:s text:c="4"/></text:span><text:span text:style-name="T205">public</text:span><text:span text:style-name="T206"><text:s/></text:span><text:span text:style-name="T207">boolean</text:span><text:span text:style-name="T208"><text:s/>onTouchEvent(MotionEvent event) {</text:span></text:p>
      <text:p text:style-name="P209"><text:span text:style-name="T210"><text:s text:c="8"/></text:span><text:span text:style-name="T211">if</text:span><text:span text:style-name="T212"><text:s/>(event.getAction() == MotionEvent.</text:span><text:span text:style-name="T213">ACTION_DOWN</text:span><text:span text:style-name="T214">) {</text:span></text:p>
      <text:p text:style-name="P215"><text:span text:style-name="T216"><text:s text:c="12"/></text:span><text:span text:style-name="T217">_active</text:span><text:span text:style-name="T218"><text:s/>=<text:s/></text:span><text:span text:style-name="T219">false</text:span><text:span text:style-name="T220">;</text:span></text:p>
      <text:p text:style-name="P221"><text:span text:style-name="T222"><text:s text:c="8"/>}</text:span></text:p>
      <text:p text:style-name="P223"><text:span text:style-name="T224"><text:s text:c="8"/></text:span><text:span text:style-name="T225">return</text:span><text:span text:style-name="T226"><text:s/></text:span><text:span text:style-name="T227">true</text:span><text:span text:style-name="T228">;</text:span></text:p>
      <text:p text:style-name="P229"><text:span text:style-name="T230"><text:s text:c="4"/>}</text:span></text:p>
      <text:p text:style-name="P231">}</text:p>
      <text:p text:style-name="P232"><text:span text:style-name="T233">Step 3 <text:s text:c="2"/></text:span><text:span text:style-name="T234">res/layout/</text:span><text:span text:style-name="T235">splash</text:span><text:span text:style-name="T236">.xml</text:span></text:p>
      <text:p text:style-name="P237"><text:span text:style-name="T238">Thêm splash.xml</text:span></text:p>
      <text:p text:style-name="P239"><text:span text:style-name="T240">&lt;?</text:span><text:span text:style-name="T241">xml</text:span><text:span text:style-name="T242"><text:s/></text:span><text:span text:style-name="T243">version</text:span><text:span text:style-name="T244">=</text:span><text:span text:style-name="T245">"1.0"</text:span><text:span text:style-name="T246"><text:s/></text:span><text:span text:style-name="T247">encoding</text:span><text:span text:style-name="T248">=</text:span><text:span text:style-name="T249">"utf-8"</text:span><text:span text:style-name="T250">?&gt;</text:span></text:p>
      <text:p text:style-name="P251"><text:span text:style-name="T252">&lt;</text:span><text:span text:style-name="T253">LinearLayout</text:span><text:span text:style-name="T254"><text:s/></text:span><text:span text:style-name="T255">xmlns:android</text:span><text:span text:style-name="T256">=</text:span><text:span text:style-name="T257">"http://schemas.android.com/apk/res/android"</text:span></text:p>
      <text:p text:style-name="P258"><text:span text:style-name="T259"><text:s text:c="4"/></text:span><text:span text:style-name="T260">android:orientation</text:span><text:span text:style-name="T261">=</text:span><text:span text:style-name="T262">"vertical"</text:span></text:p>
      <text:p text:style-name="P263"><text:span text:style-name="T264"><text:s text:c="4"/></text:span><text:span text:style-name="T265">android:layout_width</text:span><text:span text:style-name="T266">=</text:span><text:span text:style-name="T267">"fill_parent"</text:span></text:p>
      <text:p text:style-name="P268"><text:span text:style-name="T269"><text:s text:c="4"/></text:span><text:span text:style-name="T270">android:layout_height</text:span><text:span text:style-name="T271">=</text:span><text:span text:style-name="T272">"fill_parent"</text:span></text:p>
      <text:p text:style-name="P273"><text:span text:style-name="T274"><text:s text:c="4"/></text:span><text:span text:style-name="T275">android:background</text:span><text:span text:style-name="T276">=</text:span><text:span text:style-name="T277">"@drawable/background"</text:span></text:p>
      <text:p text:style-name="P278"><text:span text:style-name="T279"><text:s text:c="4"/></text:span><text:span text:style-name="T280">&gt;</text:span></text:p>
      <text:p text:style-name="P281"/>
      <text:p text:style-name="P282"><text:span text:style-name="T283"><text:s text:c="4"/></text:span><text:span text:style-name="T284">&lt;</text:span><text:span text:style-name="T285">ImageView</text:span></text:p>
      <text:p text:style-name="P286"><text:span text:style-name="T287"><text:s text:c="8"/></text:span><text:span text:style-name="T288">android:layout_width</text:span><text:span text:style-name="T289">=</text:span><text:span text:style-name="T290">"fill_parent"</text:span></text:p>
      <text:p text:style-name="P291"><text:span text:style-name="T292"><text:s text:c="8"/></text:span><text:span text:style-name="T293">android:layout_height</text:span><text:span text:style-name="T294">=</text:span><text:span text:style-name="T295">"fill_parent"</text:span></text:p>
      <text:p text:style-name="P296"><text:span text:style-name="T297"><text:s text:c="8"/></text:span><text:span text:style-name="T298">android:scaleType</text:span><text:span text:style-name="T299">=</text:span><text:span text:style-name="T300">"fitCenter"</text:span></text:p>
      <text:p text:style-name="P301"><text:span text:style-name="T302"><text:s text:c="8"/></text:span><text:span text:style-name="T303">android:src</text:span><text:span text:style-name="T304">=</text:span><text:span text:style-name="T305">"@drawable/icon"<text:s/></text:span><text:span text:style-name="T306">/&gt;</text:span></text:p>
      <text:p text:style-name="P307"><text:span text:style-name="T308"><text:s text:c="4"/></text:span></text:p>
      <text:p text:style-name="P309"><text:span text:style-name="T310">&lt;/</text:span><text:span text:style-name="T311">LinearLayout</text:span><text:span text:style-name="T312">&gt;</text:span></text:p>
      <text:p text:style-name="P313"/>
      <text:p text:style-name="P314">Step 4</text:p>
      <text:p text:style-name="P315"><text:span text:style-name="T316">Thay đ</text:span><text:span text:style-name="T317">ổ</text:span><text:span text:style-name="T318">i t</text:span><text:span text:style-name="T319">ậ</text:span><text:span text:style-name="T320">p tin <text:s/></text:span><text:span text:style-name="T321">AndroidManifest.xml</text:span></text:p>
      <text:p text:style-name="P322"/>
      <text:p text:style-name="P323"><text:span text:style-name="T324">&lt;</text:span><text:span text:style-name="T325">activity</text:span></text:p>
      <text:p text:style-name="P326"><text:span text:style-name="T327"><text:s text:c="12"/></text:span><text:span text:style-name="T328">android:name</text:span><text:span text:style-name="T329">=</text:span><text:span text:style-name="T330">"edu.dnu.androidopac.SplashScreen"</text:span></text:p>
      <text:p text:style-name="P331"><text:span text:style-name="T332"><text:s text:c="12"/></text:span><text:span text:style-name="T333">android:label</text:span><text:span text:style-name="T334">=</text:span><text:span text:style-name="T335">"@string/app_name"</text:span><text:span text:style-name="T336"><text:s/></text:span><text:span text:style-name="T337">&gt;</text:span></text:p>
      <text:p text:style-name="P338"><text:span text:style-name="T339"><text:s text:c="12"/></text:span><text:span text:style-name="T340">&lt;</text:span><text:span text:style-name="T341">intent-filter</text:span><text:span text:style-name="T342">&gt;</text:span></text:p>
      <text:p text:style-name="P343"><text:span text:style-name="T344"><text:s text:c="16"/></text:span><text:span text:style-name="T345">&lt;</text:span><text:span text:style-name="T346">action</text:span><text:span text:style-name="T347"><text:s/></text:span><text:span text:style-name="T348">android:name</text:span><text:span text:style-name="T349">=</text:span><text:span text:style-name="T350">"android.intent.action.MAIN"</text:span><text:span text:style-name="T351"><text:s/></text:span><text:span text:style-name="T352">/&gt;</text:span></text:p>
      <text:p text:style-name="P353"/>
      <text:p text:style-name="P354"><text:span text:style-name="T355"><text:s text:c="16"/></text:span><text:span text:style-name="T356">&lt;</text:span><text:span text:style-name="T357">category</text:span><text:span text:style-name="T358"><text:s/></text:span><text:span text:style-name="T359">android:name</text:span><text:span text:style-name="T360">=</text:span><text:span text:style-name="T361">"android.intent.category.LAUNCHER"</text:span><text:span text:style-name="T362"><text:s/></text:span><text:span text:style-name="T363">/&gt;</text:span></text:p>
      <text:p text:style-name="P364"><text:span text:style-name="T365"><text:s text:c="12"/></text:span><text:span text:style-name="T366">&lt;/</text:span><text:span text:style-name="T367">intent-filter</text:span><text:span text:style-name="T368">&gt;</text:span></text:p>
      <text:p text:style-name="P369"><text:span text:style-name="T370"><text:s text:c="8"/></text:span><text:span text:style-name="T371">&lt;/</text:span><text:span text:style-name="T372">activity</text:span><text:span text:style-name="T373">&gt;</text:span></text:p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nguyen</meta:initial-creator>
    <dc:creator>_Big_Dick_</dc:creator>
    <meta:creation-date>2014-09-25T07:56:00Z</meta:creation-date>
    <dc:date>2014-09-25T08:12:00Z</dc:date>
    <meta:template xlink:href="Normal" xlink:type="simple"/>
    <meta:editing-cycles>8</meta:editing-cycles>
    <meta:editing-duration>PT540S</meta:editing-duration>
    <meta:document-statistic meta:page-count="2" meta:paragraph-count="5" meta:word-count="440" meta:character-count="2946" meta:row-count="20" meta:non-whitespace-character-count="2511"/>
  </office:meta>
</office:document-meta>
</file>